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pointReferenceContextImpl.resolveEndpointReference(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dpointReferenceContextImpl.EndpointReferenceContextImpl( ODEServer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dpointReferenceContextImpl.convertEndpoint( QName qNam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pointReferenceContextImpl.getConfigLookup( EndpointReference 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